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e2c1d" officeooo:paragraph-rsid="001e2c1d"/>
    </style:style>
    <style:style style:name="P2" style:family="paragraph" style:parent-style-name="Standard">
      <style:text-properties officeooo:rsid="001e2c1d" officeooo:paragraph-rsid="001eb1c9"/>
    </style:style>
    <style:style style:name="P3" style:family="paragraph" style:parent-style-name="Standard">
      <style:text-properties officeooo:rsid="0022e04e" officeooo:paragraph-rsid="0022e04e"/>
    </style:style>
    <style:style style:name="P4" style:family="paragraph" style:parent-style-name="Standard">
      <style:text-properties style:text-position="0% 100%" fo:font-weight="normal" officeooo:rsid="0022e04e" officeooo:paragraph-rsid="0022e04e" style:font-weight-asian="normal" style:font-weight-complex="normal"/>
    </style:style>
    <style:style style:name="P5" style:family="paragraph" style:parent-style-name="Standard">
      <style:text-properties officeooo:rsid="002381c3" officeooo:paragraph-rsid="001e2c1d"/>
    </style:style>
    <style:style style:name="P6" style:family="paragraph" style:parent-style-name="Standard">
      <style:text-properties officeooo:rsid="0023cf21" officeooo:paragraph-rsid="0023cf21"/>
    </style:style>
    <style:style style:name="P7" style:family="paragraph" style:parent-style-name="Standard">
      <style:text-properties officeooo:rsid="00242302" officeooo:paragraph-rsid="00242302"/>
    </style:style>
    <style:style style:name="P8" style:family="paragraph" style:parent-style-name="Standard">
      <style:text-properties officeooo:rsid="002541d8" officeooo:paragraph-rsid="002541d8"/>
    </style:style>
    <style:style style:name="P9" style:family="paragraph" style:parent-style-name="Standard">
      <style:text-properties officeooo:rsid="0026e922" officeooo:paragraph-rsid="0026e922"/>
    </style:style>
    <style:style style:name="P10" style:family="paragraph" style:parent-style-name="Standard">
      <style:text-properties officeooo:rsid="0027193c" officeooo:paragraph-rsid="002541d8"/>
    </style:style>
    <style:style style:name="P11" style:family="paragraph" style:parent-style-name="Standard">
      <style:text-properties officeooo:rsid="0027193c" officeooo:paragraph-rsid="0027193c"/>
    </style:style>
    <style:style style:name="P12" style:family="paragraph" style:parent-style-name="Standard">
      <style:text-properties officeooo:rsid="00278e91" officeooo:paragraph-rsid="00278e91"/>
    </style:style>
    <style:style style:name="P13" style:family="paragraph" style:parent-style-name="Standard">
      <style:text-properties officeooo:rsid="002df68f" officeooo:paragraph-rsid="002df68f"/>
    </style:style>
    <style:style style:name="P14" style:family="paragraph" style:parent-style-name="Standard">
      <style:text-properties officeooo:rsid="002df68f" officeooo:paragraph-rsid="002f4612"/>
    </style:style>
    <style:style style:name="P15" style:family="paragraph" style:parent-style-name="Standard">
      <style:text-properties officeooo:rsid="002f4612" officeooo:paragraph-rsid="002f4612"/>
    </style:style>
    <style:style style:name="P16" style:family="paragraph" style:parent-style-name="Standard">
      <style:text-properties officeooo:rsid="0031b230" officeooo:paragraph-rsid="0031b230"/>
    </style:style>
    <style:style style:name="P17" style:family="paragraph" style:parent-style-name="Standard">
      <style:text-properties officeooo:rsid="0031f87e" officeooo:paragraph-rsid="0031f87e"/>
    </style:style>
    <style:style style:name="P18" style:family="paragraph" style:parent-style-name="Standard">
      <style:text-properties officeooo:rsid="00321ff2" officeooo:paragraph-rsid="00321ff2"/>
    </style:style>
    <style:style style:name="P19" style:family="paragraph" style:parent-style-name="Standard">
      <style:text-properties officeooo:rsid="0034988e" officeooo:paragraph-rsid="0034988e"/>
    </style:style>
    <style:style style:name="P20" style:family="paragraph" style:parent-style-name="Standard">
      <style:text-properties officeooo:rsid="003ad000" officeooo:paragraph-rsid="003ad000"/>
    </style:style>
    <style:style style:name="P21" style:family="paragraph" style:parent-style-name="Standard">
      <style:text-properties officeooo:rsid="003bfa8a" officeooo:paragraph-rsid="003bfa8a"/>
    </style:style>
    <style:style style:name="P22" style:family="paragraph" style:parent-style-name="Standard">
      <style:text-properties officeooo:rsid="003d30a9" officeooo:paragraph-rsid="003d30a9"/>
    </style:style>
    <style:style style:name="P23" style:family="paragraph" style:parent-style-name="Standard">
      <style:text-properties officeooo:rsid="003e1c49" officeooo:paragraph-rsid="003e1c49"/>
    </style:style>
    <style:style style:name="P24" style:family="paragraph" style:parent-style-name="Standard">
      <style:text-properties officeooo:rsid="003ef5e0" officeooo:paragraph-rsid="003ef5e0"/>
    </style:style>
    <style:style style:name="P25" style:family="paragraph" style:parent-style-name="Standard">
      <style:text-properties officeooo:rsid="0040456b" officeooo:paragraph-rsid="0040456b"/>
    </style:style>
    <style:style style:name="P26" style:family="paragraph" style:parent-style-name="Standard">
      <style:text-properties officeooo:rsid="00410312" officeooo:paragraph-rsid="00410312"/>
    </style:style>
    <style:style style:name="P27" style:family="paragraph" style:parent-style-name="Standard">
      <style:text-properties officeooo:rsid="00446c05" officeooo:paragraph-rsid="00446c05"/>
    </style:style>
    <style:style style:name="P28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officeooo:rsid="003ad000" officeooo:paragraph-rsid="00321ff2"/>
    </style:style>
    <style:style style:name="P29" style:family="paragraph" style:parent-style-name="Standard" style:list-style-name="L1">
      <style:text-properties officeooo:rsid="001e2c1d" officeooo:paragraph-rsid="001e2c1d"/>
    </style:style>
    <style:style style:name="P30" style:family="paragraph" style:parent-style-name="Standard" style:list-style-name="L2">
      <style:text-properties officeooo:rsid="001e2c1d" officeooo:paragraph-rsid="001e2c1d"/>
    </style:style>
    <style:style style:name="P31" style:family="paragraph" style:parent-style-name="Standard" style:list-style-name="L3">
      <style:text-properties officeooo:rsid="001e2c1d" officeooo:paragraph-rsid="001e2c1d"/>
    </style:style>
    <style:style style:name="P32" style:family="paragraph" style:parent-style-name="Standard" style:list-style-name="L4">
      <style:text-properties officeooo:rsid="001e2c1d" officeooo:paragraph-rsid="001e2c1d"/>
    </style:style>
    <style:style style:name="P33" style:family="paragraph" style:parent-style-name="Standard" style:list-style-name="L3">
      <style:text-properties officeooo:rsid="0022e04e" officeooo:paragraph-rsid="0022e04e"/>
    </style:style>
    <style:style style:name="P34" style:family="paragraph" style:parent-style-name="Standard" style:list-style-name="L3">
      <style:text-properties officeooo:rsid="00233cc6" officeooo:paragraph-rsid="00233cc6"/>
    </style:style>
    <style:style style:name="P35" style:family="paragraph" style:parent-style-name="Standard" style:list-style-name="L4">
      <style:text-properties officeooo:rsid="001f7b48" officeooo:paragraph-rsid="001f7b48"/>
    </style:style>
    <style:style style:name="P36" style:family="paragraph" style:parent-style-name="Standard" style:list-style-name="L5">
      <style:text-properties officeooo:rsid="0027193c" officeooo:paragraph-rsid="0027193c"/>
    </style:style>
    <style:style style:name="P37" style:family="paragraph" style:parent-style-name="Standard" style:list-style-name="L5">
      <style:text-properties officeooo:rsid="0037eb6d" officeooo:paragraph-rsid="0037eb6d"/>
    </style:style>
    <style:style style:name="P38" style:family="paragraph" style:parent-style-name="Standard" style:list-style-name="L6">
      <style:text-properties officeooo:rsid="00278e91" officeooo:paragraph-rsid="00278e91"/>
    </style:style>
    <style:style style:name="P39" style:family="paragraph" style:parent-style-name="Standard" style:list-style-name="L6">
      <style:text-properties officeooo:rsid="002986e3" officeooo:paragraph-rsid="002986e3"/>
    </style:style>
    <style:style style:name="P40" style:family="paragraph" style:parent-style-name="Standard" style:list-style-name="L6">
      <style:text-properties officeooo:rsid="002ac7e2" officeooo:paragraph-rsid="002986e3"/>
    </style:style>
    <style:style style:name="P41" style:family="paragraph" style:parent-style-name="Standard" style:list-style-name="L3">
      <style:text-properties officeooo:rsid="0044c94d" officeooo:paragraph-rsid="0044c94d"/>
    </style:style>
    <style:style style:name="T1" style:family="text">
      <style:text-properties officeooo:rsid="0022e04e"/>
    </style:style>
    <style:style style:name="T2" style:family="text">
      <style:text-properties officeooo:rsid="002541d8"/>
    </style:style>
    <style:style style:name="T3" style:family="text">
      <style:text-properties officeooo:rsid="0027193c"/>
    </style:style>
    <style:style style:name="T4" style:family="text">
      <style:text-properties officeooo:rsid="002f4612"/>
    </style:style>
    <style:style style:name="T5" style:family="text">
      <style:text-properties officeooo:rsid="0030f931"/>
    </style:style>
    <style:style style:name="T6" style:family="text">
      <style:text-properties officeooo:rsid="0031b230"/>
    </style:style>
    <style:style style:name="T7" style:family="text">
      <style:text-properties officeooo:rsid="00339110"/>
    </style:style>
    <style:style style:name="T8" style:family="text">
      <style:text-properties officeooo:rsid="003603a5"/>
    </style:style>
    <style:style style:name="T9" style:family="text">
      <style:text-properties officeooo:rsid="003ef5e0"/>
    </style:style>
    <style:style style:name="T10" style:family="text">
      <style:text-properties officeooo:rsid="004103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Main page:</text:p>
      <text:p text:style-name="P1"/>
      <text:list xml:id="list1314449644" text:style-name="L1">
        <text:list-item>
          <text:p text:style-name="P29">Bio</text:p>
        </text:list-item>
        <text:list-item>
          <text:p text:style-name="P29">li<text:span text:style-name="T1">st of major projects for work, and for personal stuff</text:span></text:p>
        </text:list-item>
      </text:list>
      <text:p text:style-name="P1"/>
      <text:p text:style-name="P1"/>
      <text:p text:style-name="P1">Class Schedule: – <text:span text:style-name="T1">REMOVE</text:span></text:p>
      <text:p text:style-name="P1"/>
      <text:list xml:id="list3825027139" text:style-name="L2">
        <text:list-item>
          <text:p text:style-name="P30">Short description of what people are seeing right here</text:p>
        </text:list-item>
      </text:list>
      <text:p text:style-name="P1"/>
      <text:p text:style-name="P1"/>
      <text:p text:style-name="P1">Past Projects: <text:span text:style-name="T1">notable projects and things that would be good on Git or personal stuff.</text:span></text:p>
      <text:p text:style-name="P1"/>
      <text:list xml:id="list2608353217" text:style-name="L3">
        <text:list-item>
          <text:p text:style-name="P31">Add in the most fun, most well done projects from classes – <text:span text:style-name="T1">Maybe?</text:span></text:p>
        </text:list-item>
        <text:list-item>
          <text:p text:style-name="P31">add in descriptions of the desktop stuff</text:p>
        </text:list-item>
        <text:list-item>
          <text:p text:style-name="P31">Add in other github stuff</text:p>
        </text:list-item>
        <text:list-item>
          <text:p text:style-name="P31">Images of this stuff</text:p>
        </text:list-item>
        <text:list-item>
          <text:p text:style-name="P31">Anything else you've done?</text:p>
        </text:list-item>
        <text:list-item>
          <text:p text:style-name="P33">BEER ROBOT</text:p>
        </text:list-item>
        <text:list-item>
          <text:p text:style-name="P34">Typewriter keyboard</text:p>
        </text:list-item>
        <text:list-item>
          <text:p text:style-name="P41">Add at least one image for each project</text:p>
        </text:list-item>
      </text:list>
      <text:p text:style-name="P1"/>
      <text:p text:style-name="P3">Teaching:</text:p>
      <text:p text:style-name="P4">CS 16X,</text:p>
      <text:p text:style-name="P4">ROB 456</text:p>
      <text:p text:style-name="P3"/>
      <text:p text:style-name="P3">Publications:</text:p>
      <text:p text:style-name="P1"/>
      <text:p text:style-name="P1">Resume:</text:p>
      <text:p text:style-name="P1"/>
      <text:list xml:id="list4124443999" text:style-name="L4">
        <text:list-item>
          <text:p text:style-name="P32">Link to pdf version, <text:span text:style-name="T1">TeX version</text:span></text:p>
        </text:list-item>
        <text:list-item>
          <text:p text:style-name="P32">Try to get and post references on this part?</text:p>
        </text:list-item>
        <text:list-item>
          <text:p text:style-name="P35">Unofficial transcript – <text:span text:style-name="T1">REMOVE</text:span></text:p>
        </text:list-item>
        <text:list-item>
          <text:p text:style-name="P35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/text:p>
      <text:p text:style-name="P6">CONNOR</text:p>
      <text:p text:style-name="P6">YATES</text:p>
      <text:p text:style-name="P6"/>
      <text:p text:style-name="P7">I play with robots and stuff.</text:p>
      <text:p text:style-name="P7"/>
      <text:p text:style-name="P11">[ About Me ]</text:p>
      <text:p text:style-name="P7">I am a graduate student at Oregon State University, <text:span text:style-name="T2">studying Robotics in the Autnonmous Agents and Distributed Intelligence[link lab] (AADI) laboratory. My research currently focuses on how robots in teams can infer the intent of other robots and leverage that to learn to coordinate faster.</text:span></text:p>
      <text:p text:style-name="P7"/>
      <text:p text:style-name="P12">In my spare time, I am an avid proponent of open source programs and hardware, and have several old computers and Raspberry Pi’s running variants of Linux.</text:p>
      <text:p text:style-name="P7"/>
      <text:p text:style-name="P9">My graduated magna cum laude with my Honors degree in Compter Science from Oregon state university in spring 2017, with a 3.84 GPA.</text:p>
      <text:p text:style-name="P9"/>
      <text:p text:style-name="P9">You can check out my GitHub account to see research and <text:span text:style-name="T3">personal projects.</text:span></text:p>
      <text:p text:style-name="P9"/>
      <text:p text:style-name="P11">My Resume (.pdf) (.tex). Feel free to use the LaTeX template for your own uses.</text:p>
      <text:p text:style-name="P10"/>
      <text:p text:style-name="P8">Publications:</text:p>
      <text:p text:style-name="P9">(Don’t actually add until there are publications to list)</text:p>
      <text:p text:style-name="P8"/>
      <text:p text:style-name="P9">Teaching:</text:p>
      <text:p text:style-name="P9">CS 16X series, during the 2014-15 and 2015-16 academic years</text:p>
      <text:p text:style-name="P9">ROB 456 fall 2017 – Upcoming GTA position </text:p>
      <text:p text:style-name="P11"/>
      <text:p text:style-name="P11">[ Playing with Robots and stuff is a seperate page ]</text:p>
      <text:p text:style-name="P8">Playing with robots (robotics specific blogging and projects)</text:p>
      <text:p text:style-name="P8">writeups on things</text:p>
      <text:p text:style-name="P11">Upgrading to ROS Kinetic with rocon</text:p>
      <text:p text:style-name="P11">Neato projects</text:p>
      <text:list xml:id="list2227113260" text:style-name="L5">
        <text:list-item>
          <text:p text:style-name="P36">beer robot</text:p>
        </text:list-item>
        <text:list-item>
          <text:p text:style-name="P36">rave lord neato</text:p>
        </text:list-item>
        <text:list-item>
          <text:p text:style-name="P36">installing ROS on a rpi a bajillion different ways</text:p>
        </text:list-item>
        <text:list-item>
          <text:p text:style-name="P37">Upgrading ROS and porting rocon to kinetic</text:p>
        </text:list-item>
      </text:list>
      <text:p text:style-name="P8"/>
      <text:p text:style-name="P8">and stuff (The personal/general CS blog part)</text:p>
      <text:list xml:id="list2642408808" text:style-name="L6">
        <text:list-item>
          <text:p text:style-name="P38">Trying to bake those cinnamon rolls.</text:p>
        </text:list-item>
        <text:list-item>
          <text:p text:style-name="P38">Typewriter keyboard</text:p>
        </text:list-item>
        <text:list-item>
          <text:p text:style-name="P39">gardening?</text:p>
        </text:list-item>
        <text:list-item>
          <text:p text:style-name="P39">Ceramics?</text:p>
        </text:list-item>
        <text:list-item>
          <text:p text:style-name="P39">Desktop customization</text:p>
        </text:list-item>
        <text:list-item>
          <text:p text:style-name="P40"/>
        </text:list-item>
      </text:list>
      <text:p text:style-name="P11"/>
      <text:p text:style-name="P1"><text:soft-page-break/></text:p>
      <text:p text:style-name="P5"/>
      <text:p text:style-name="P13">ROS On RPI Blog post – <text:span text:style-name="T6">2 parts</text:span></text:p>
      <text:p text:style-name="P16">part 1: why ros (shorter)</text:p>
      <text:p text:style-name="P15">Home robotics currently have two different use cases. The first typically is the commercial aspect - companies like Neato and iRobot reutinly advertise robots for automating mundane tasks from vaccuuming and lawn mowing to watering plants controlling the thermostat. The second use case <text:span text:style-name="T5">is creating robots to solve our personal problems that are not as marketable or standard as commerical robots can solve. </text:span></text:p>
      <text:p text:style-name="P15"/>
      <text:p text:style-name="P18">There are multiple hardware targets that you can use wit ROS. Your robot can be a bluetooth connected device thethered to a powerful desktop, sending and receiving commands with the basestation. A microcontroller plugged into the robot does the actual control, and offloads all processing to the <text:span text:style-name="T7">remote compter. </text:span></text:p>
      <text:p text:style-name="P18"/>
      <text:p text:style-name="P19">You can use a microcomputer/laptop placed directly on the robot to send serial USB commands to motor controllers and have the latop do all the thinking</text:p>
      <text:p text:style-name="P19"/>
      <text:p text:style-name="P19">Or (if therobots big enough) you stick a few server racks into the base and wire it up with some massive batteries.</text:p>
      <text:p text:style-name="P19"/>
      <text:p text:style-name="P19">[put examples of each type of robot level alongside the text]</text:p>
      <text:p text:style-name="P19"/>
      <text:p text:style-name="P19">The nice thing about ROS is the scalibility. It is useful, and used, in all 3 situations. So learning ROS <text:span text:style-name="T8">allows you to control robots of any size.</text:span></text:p>
      <text:p text:style-name="P16"/>
      <text:p text:style-name="P16">Part 2: how to install and control (longer)</text:p>
      <text:p text:style-name="P14">For the home roboticist, <text:span text:style-name="T4">controlling robots with ROS is the way to go. </text:span></text:p>
      <text:p text:style-name="P15">But how do we do this efficiently and, most importantly, cheaply? </text:p>
      <text:p text:style-name="P14"/>
      <text:p text:style-name="P16">Easiest so far: ubuntu Mate 16.04 with ROS Kinetic</text:p>
      <text:p text:style-name="P16">Why: ROS Kinetic has armfh(?) support via a native build in the upstream repositries, and Ubuntu Mate 16.04 has native Raspberry pi support (thanks devs!) . For both RPI 2 and RPI 3 (which main ubuntu server armhf does not have)</text:p>
      <text:p text:style-name="P16"/>
      <text:p text:style-name="P16">Instructions: </text:p>
      <text:p text:style-name="P16">tl;dr: (1) Install Ubuntu Mate like normal on rpi (2) install ROS Kinetic like normal.</text:p>
      <text:p text:style-name="P16"/>
      <text:p text:style-name="P16">(1) Flash a sd card with Ubuntu Mate, preferably a 10GB+ SDHC card.</text:p>
      <text:p text:style-name="P16">You can use `dd` (my prefered method) or any other method of flashing an SD card with Linux</text:p>
      <text:p text:style-name="P16">(2) Plug into RPI and run through the initial configuration.</text:p>
      <text:p text:style-name="P17">(3) Follow the standard ROS Kinetic installation guide for Ubuntu.</text:p>
      <text:p text:style-name="P17"/>
      <text:p text:style-name="P18">Advantages of this method:</text:p>
      <text:p text:style-name="P18"><text:soft-page-break/>Simple, quick to get set up, and has standard `apt` packaging system so new ROS packages can be easily installed.</text:p>
      <text:p text:style-name="P18"/>
      <text:p text:style-name="P18">Disadvantages: Mainly it comes with a large desktop pre-installed, which runs at startup. This will limit the processing speed of the Pi, hanpering mapping, navigation, and other decision-making.</text:p>
      <text:p text:style-name="P18"/>
      <text:p text:style-name="P18"/>
      <text:p text:style-name="P28"/>
      <text:p text:style-name="P20">Getting the neato moving on ros and a rpi</text:p>
      <text:p text:style-name="P20"/>
      <text:p text:style-name="P25">Hardware needed:</text:p>
      <text:p text:style-name="P25">neato vaccuum (obviously…)</text:p>
      <text:p text:style-name="P25">raspberry pi (I use a modern 3b+ for my work)</text:p>
      <text:p text:style-name="P25">battery pack to power Rpi over USB (20000 mAh is moooore than sufficient for powering a Pi)</text:p>
      <text:p text:style-name="P20"/>
      <text:p text:style-name="P26">Enable ssh on the pi (via the pi config terminal menu) and then install ros. With a lare SD card, installing the ros-desktop-full will work fine, and just take longer. The core might be lighter, if one needs a smaller installation, but be prepared to go through dependency hell ;)</text:p>
      <text:p text:style-name="P20"/>
      <text:p text:style-name="P21">install dependencies</text:p>
      <text:p text:style-name="P21">move-base</text:p>
      <text:p text:style-name="P21">teleop-twist-keyboard</text:p>
      <text:p text:style-name="P21">map-server</text:p>
      <text:p text:style-name="P21">amcl</text:p>
      <text:p text:style-name="P21">laser-scan-matcher</text:p>
      <text:p text:style-name="P22">and the whole nav-stack</text:p>
      <text:p text:style-name="P21"/>
      <text:p text:style-name="P22">Add user to the dialout group to actually interface over the USB without running everything as sudo</text:p>
      <text:p text:style-name="P22"/>
      <text:p text:style-name="P23">From there, you can run</text:p>
      <text:p text:style-name="P23">roslaunch neato_node bringup.launch</text:p>
      <text:p text:style-name="P23">and in another terminal,</text:p>
      <text:p text:style-name="P23">rosrun teleop_twist_keyboard teleop_twist_keyboard.py</text:p>
      <text:p text:style-name="P23"/>
      <text:p text:style-name="P23">and shazam! Basic text driving. <text:span text:style-name="T9">From this, we now have access to motor control over standard move_base topics, and can access the lidar from /laser_scan</text:span></text:p>
      <text:p text:style-name="P24">&lt;Add an image of the rqt topic/node diagram here, highlighting the important stuff&gt;</text:p>
      <text:p text:style-name="P24"/>
      <text:p text:style-name="P25">Now we have a <text:span text:style-name="T10">controllable robot! Huzzah! But things aren’t perfect yet. We still have major components dangling off the robot in a mess of USB cables. To turn the neato into a proper robotic test bed, we will need something to mount these components on securely. For this, I would like to mount my rpi inside a case and attach the battery pack nearby asd well. To help with this, my friend Fernando </text:span><text:soft-page-break/><text:span text:style-name="T10">(who introduced me to the neato) has some 3d printed stands which provice a place to screw into the robot. From there, you can screw on a board and it will be above the lidar, allowing us to still see the world! I use a 16x16 pegboard as my baseplate, as it is easy, modular, and already a good size. A larger pegboard is also a great option, as it can easily be cut down to size.</text:span></text:p>
      <text:p text:style-name="P25"/>
      <text:p text:style-name="P27">If building a whole stand isn’t an option due to project constraints, you could velcro the rpi and batter on top of the lidar (EXAMPLE does this with a laptop), but I wouldn’t recommend it. </text:p>
      <text:p text:style-name="P27"/>
      <text:p text:style-name="P27">Now, any other parts I want to install can easily be added to the robot, and the rpi can be easily moved around to accommodate special parts in the future, if need b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" fo:font-family="'Bitstream Vera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20:46:40.748836131</meta:creation-date>
    <meta:editing-duration>P5DT19H52M24S</meta:editing-duration>
    <meta:editing-cycles>27</meta:editing-cycles>
    <meta:generator>LibreOffice/6.0.5.2$Linux_X86_64 LibreOffice_project/00m0$Build-2</meta:generator>
    <dc:date>2018-07-23T16:00:31.950942359</dc:date>
    <meta:document-statistic meta:table-count="0" meta:image-count="0" meta:object-count="0" meta:page-count="5" meta:paragraph-count="98" meta:word-count="1170" meta:character-count="6688" meta:non-whitespace-character-count="5626"/>
  </office:meta>
</office:document-meta>
</file>